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2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2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2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19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16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1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1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1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1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1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09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08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0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06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05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04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0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01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0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2000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9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98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97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9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9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9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93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9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9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9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89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8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8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86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83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8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7416" calcext:value-type="float">
            <text:p>48.6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8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8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79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7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7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7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75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2448" calcext:value-type="float">
            <text:p>48.5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7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0528" calcext:value-type="float">
            <text:p>48.4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7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9504" calcext:value-type="float">
            <text:p>48.6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7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7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6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67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67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66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6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65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65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64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63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63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62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62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6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6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6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59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58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5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5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55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5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1947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06" meta:object-count="0"/>
    <meta:user-defined meta:name="AppVersion">3.0</meta:user-defined>
  </office:meta>
</office:document-meta>
</file>